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8961c" officeooo:paragraph-rsid="000a4f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LECT tCustomers.Name</text:p>
      <text:p text:style-name="P1">FROM (</text:p>
      <text:p text:style-name="P1"><text:s text:c="2"/>SELECT DISTINCT CustomerId as Customers</text:p>
      <text:p text:style-name="P1"><text:s text:c="2"/>FROM Purchases</text:p>
      <text:p text:style-name="P1"><text:s text:c="2"/>WHERE ProductName = 'milk' </text:p>
      <text:p text:style-name="P1"><text:s text:c="2"/>AND CustomerId NOT IN (</text:p>
      <text:p text:style-name="P1"><text:s text:c="4"/>SELECT CustomerId</text:p>
      <text:p text:style-name="P1"><text:s text:c="4"/>FROM Purchases</text:p>
      <text:p text:style-name="P1"><text:s text:c="4"/>WHERE PurchaiseDateTime &gt; DATEADD( MONTH,-1,GETDATE()) </text:p>
      <text:p text:style-name="P1"><text:s text:c="4"/>AND ProductName = 'sourcream'</text:p>
      <text:p text:style-name="P1"><text:s text:c="4"/>)</text:p>
      <text:p text:style-name="P1"><text:s text:c="2"/>) AS tPurchases JOIN Registrations tCustomers </text:p>
      <text:p text:style-name="P1">ON tPurchases.Customers = tCustomers.CustomerI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0T16:04:31.659408025</meta:creation-date>
    <dc:date>2018-01-10T16:06:07.438296229</dc:date>
    <meta:editing-duration>PT1M36S</meta:editing-duration>
    <meta:editing-cycles>1</meta:editing-cycles>
    <meta:document-statistic meta:table-count="0" meta:image-count="0" meta:object-count="0" meta:page-count="1" meta:paragraph-count="13" meta:word-count="44" meta:character-count="370" meta:non-whitespace-character-count="306"/>
    <meta:generator>LibreOffice/5.1.6.2$Linux_X86_64 LibreOffice_project/10m0$Build-2</meta:generator>
  </office:meta>
</office:document-meta>
</file>